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2010000018A00000071C669B775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OpenSymbol" svg:font-family="OpenSymbol"/>
    <style:font-face style:name="Liberation.sans" svg:font-family="Liberation.sans" style:font-family-generic="swiss"/>
    <style:font-face style:name="Courier 10 Pitch" svg:font-family="'Courier 10 Pitch'" style:font-pitch="fixed"/>
    <style:font-face style:name="Courier New" svg:font-family="'Courier New'" style:font-family-generic="modern" style:font-pitch="fixed"/>
    <style:font-face style:name="DejaVu Serif1" svg:font-family="'DejaVu Serif'" style:font-family-generic="roman" style:font-pitch="variable"/>
    <style:font-face style:name="DejaVu Serif2" svg:font-family="'DejaVu Serif'" style:font-adornments="Book" style:font-family-generic="roman" style:font-pitch="variable"/>
    <style:font-face style:name="DejaVu Serif" svg:font-family="'DejaVu Serif'" style:font-adornments="Negrito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adornments="Negrito" style:font-family-generic="swiss" style:font-pitch="variable"/>
    <style:font-face style:name="Nimbus Sans L" svg:font-family="'Nimbus Sans L'" style:font-family-generic="swiss" style:font-pitch="variable"/>
    <style:font-face style:name="Verdana" svg:font-family="Verdana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Tabela2" style:family="table">
      <style:table-properties style:width="7.25in" table:align="left" style:writing-mode="lr-tb"/>
    </style:style>
    <style:style style:name="Tabela2.A" style:family="table-column">
      <style:table-column-properties style:column-width="1.3958in"/>
    </style:style>
    <style:style style:name="Tabela2.B" style:family="table-column">
      <style:table-column-properties style:column-width="0.6563in"/>
    </style:style>
    <style:style style:name="Tabela2.C" style:family="table-column">
      <style:table-column-properties style:column-width="1.4063in"/>
    </style:style>
    <style:style style:name="Tabela2.D" style:family="table-column">
      <style:table-column-properties style:column-width="3.7917in"/>
    </style:style>
    <style:style style:name="Tabela2.1" style:family="table-row">
      <style:table-row-properties style:keep-together="true" fo:keep-together="auto"/>
    </style:style>
    <style:style style:name="Tabela2.A1" style:family="table-cell">
      <style:table-cell-properties style:vertical-align="top" fo:background-color="#dfdfdf" fo:padding-left="0.075in" fo:padding-right="0.075in" fo:padding-top="0in" fo:padding-bottom="0in" fo:border-left="0.0007in solid #000000" fo:border-right="none" fo:border-top="0.0007in solid #000000" fo:border-bottom="0.0069in solid #000000" style:writing-mode="lr-tb">
        <style:background-image/>
      </style:table-cell-properties>
    </style:style>
    <style:style style:name="Tabela2.B1" style:family="table-cell">
      <style:table-cell-properties style:vertical-align="top" fo:background-color="#dfdfdf" fo:padding-left="0.075in" fo:padding-right="0.075in" fo:padding-top="0in" fo:padding-bottom="0in" fo:border-left="0.0069in solid #000000" fo:border-right="none" fo:border-top="0.0007in solid #000000" fo:border-bottom="0.0069in solid #000000" style:writing-mode="lr-tb">
        <style:background-image/>
      </style:table-cell-properties>
    </style:style>
    <style:style style:name="Tabela2.D1" style:family="table-cell">
      <style:table-cell-properties style:vertical-align="top" fo:background-color="#dfdfdf" fo:padding-left="0.075in" fo:padding-right="0.075in" fo:padding-top="0in" fo:padding-bottom="0in" fo:border-left="0.0069in solid #000000" fo:border-right="0.0007in solid #000000" fo:border-top="0.0007in solid #000000" fo:border-bottom="0.0069in solid #000000" style:writing-mode="lr-tb">
        <style:background-image/>
      </style:table-cell-properties>
    </style:style>
    <style:style style:name="Tabela2.A2" style:family="table-cell">
      <style:table-cell-properties style:vertical-align="middle" fo:padding-left="0.075in" fo:padding-right="0.075in" fo:padding-top="0in" fo:padding-bottom="0in" fo:border-left="0.0007in solid #000000" fo:border-right="none" fo:border-top="0.0069in solid #000000" fo:border-bottom="0.0069in solid #000000" style:writing-mode="lr-tb"/>
    </style:style>
    <style:style style:name="Tabela2.B2" style:family="table-cell" style:data-style-name="N0">
      <style:table-cell-properties style:vertical-align="middle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ela2.C2" style:family="table-cell">
      <style:table-cell-properties style:vertical-align="middle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ela2.D2" style:family="table-cell">
      <style:table-cell-properties style:vertical-align="middle" fo:padding-left="0.075in" fo:padding-right="0.075in" fo:padding-top="0in" fo:padding-bottom="0in" fo:border-left="0.0069in solid #000000" fo:border-right="0.0007in solid #000000" fo:border-top="0.0069in solid #000000" fo:border-bottom="0.0069in solid #000000" style:writing-mode="lr-tb"/>
    </style:style>
    <style:style style:name="Tabela2.A5" style:family="table-cell">
      <style:table-cell-properties style:vertical-align="top" fo:padding-left="0.075in" fo:padding-right="0.075in" fo:padding-top="0in" fo:padding-bottom="0in" fo:border-left="0.0007in solid #000000" fo:border-right="none" fo:border-top="0.0069in solid #000000" fo:border-bottom="0.0007in solid #000000" style:writing-mode="lr-tb"/>
    </style:style>
    <style:style style:name="Tabela2.B5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07in solid #000000" style:writing-mode="lr-tb"/>
    </style:style>
    <style:style style:name="Tabela2.D5" style:family="table-cell">
      <style:table-cell-properties style:vertical-align="top" fo:padding-left="0.075in" fo:padding-right="0.075in" fo:padding-top="0in" fo:padding-bottom="0in" fo:border-left="0.0069in solid #000000" fo:border-right="0.0007in solid #000000" fo:border-top="0.0069in solid #000000" fo:border-bottom="0.0007in solid #000000" style:writing-mode="lr-tb"/>
    </style:style>
    <style:style style:name="P1" style:family="paragraph" style:parent-style-name="Header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Header">
      <style:paragraph-properties fo:text-align="start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Header">
      <style:paragraph-properties fo:text-align="start" style:justify-single-word="false"/>
      <style:text-properties fo:font-size="9pt" style:font-size-asian="9pt" style:font-size-complex="9pt"/>
    </style:style>
    <style:style style:name="P4" style:family="paragraph" style:parent-style-name="Footer">
      <style:paragraph-properties fo:text-align="center" style:justify-single-word="false"/>
      <style:text-properties style:font-name="Liberation.sans" fo:font-size="9pt" style:font-size-asian="9pt" style:font-size-complex="9pt"/>
    </style:style>
    <style:style style:name="P5" style:family="paragraph" style:parent-style-name="TableHeading">
      <style:paragraph-properties style:snap-to-layout-grid="false"/>
    </style:style>
    <style:style style:name="P6" style:family="paragraph" style:parent-style-name="Standard">
      <style:paragraph-properties fo:background-color="#cccccc">
        <style:background-image/>
      </style:paragraph-properties>
    </style:style>
    <style:style style:name="P7" style:family="paragraph" style:parent-style-name="Standard">
      <style:paragraph-properties fo:background-color="#cccccc">
        <style:background-image/>
      </style:paragraph-properties>
      <style:text-properties style:font-name="DejaVu Serif2" fo:font-size="10pt" fo:font-style="normal" style:font-size-asian="10pt" style:font-size-complex="10pt"/>
    </style:style>
    <style:style style:name="P8" style:family="paragraph" style:parent-style-name="Standard">
      <style:paragraph-properties fo:background-color="#cccccc">
        <style:background-image/>
      </style:paragraph-properties>
      <style:text-properties style:font-name="Courier New"/>
    </style:style>
    <style:style style:name="P9" style:family="paragraph" style:parent-style-name="Standard">
      <style:paragraph-properties fo:background-color="#cccccc">
        <style:background-image/>
      </style:paragraph-properties>
      <style:text-properties style:font-name="Courier New" fo:font-size="10pt" fo:font-style="normal" style:font-size-asian="10pt" style:font-size-complex="10pt"/>
    </style:style>
    <style:style style:name="P10" style:family="paragraph" style:parent-style-name="Standard">
      <style:paragraph-properties fo:background-color="#cccccc">
        <style:background-image/>
      </style:paragraph-properties>
      <style:text-properties style:font-name="Courier New" fo:font-size="10pt" style:font-size-asian="10pt" style:font-size-complex="10pt"/>
    </style:style>
    <style:style style:name="P11" style:family="paragraph" style:parent-style-name="Text_20_body">
      <style:paragraph-properties fo:background-color="#cccccc">
        <style:background-image/>
      </style:paragraph-properties>
    </style:style>
    <style:style style:name="P12" style:family="paragraph" style:parent-style-name="Text_20_body">
      <style:paragraph-properties fo:background-color="#cccccc">
        <style:background-image/>
      </style:paragraph-properties>
      <style:text-properties style:font-name="Courier New" fo:font-size="10pt" style:font-size-asian="10pt" style:font-size-complex="10pt"/>
    </style:style>
    <style:style style:name="P13" style:family="paragraph" style:parent-style-name="TableText">
      <style:paragraph-properties fo:text-align="center" style:justify-single-word="false" style:snap-to-layout-grid="false"/>
    </style:style>
    <style:style style:name="P14" style:family="paragraph" style:parent-style-name="TableText">
      <style:paragraph-properties style:snap-to-layout-grid="false"/>
    </style:style>
    <style:style style:name="P15" style:family="paragraph" style:parent-style-name="Text_20_body">
      <style:paragraph-properties fo:text-align="center" style:justify-single-word="false"/>
    </style:style>
    <style:style style:name="P16" style:family="paragraph" style:parent-style-name="Title">
      <style:paragraph-properties fo:text-align="center" style:justify-single-word="false"/>
      <style:text-properties fo:font-weight="bold" style:font-weight-asian="bold" style:font-weight-complex="bold"/>
    </style:style>
    <style:style style:name="P17" style:family="paragraph" style:parent-style-name="Standard">
      <style:text-properties style:font-name="DejaVu Serif2" fo:font-size="10pt" fo:font-style="normal" style:font-size-asian="10pt" style:font-size-complex="10pt"/>
    </style:style>
    <style:style style:name="P18" style:family="paragraph" style:parent-style-name="Standard">
      <style:text-properties style:font-name="Courier New" fo:font-size="10pt" fo:font-style="normal" style:font-size-asian="10pt" style:font-size-complex="10pt"/>
    </style:style>
    <style:style style:name="P19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P20" style:family="paragraph" style:parent-style-name="Contents_20_3">
      <style:paragraph-properties>
        <style:tab-stops>
          <style:tab-stop style:position="6.2992in" style:type="right" style:leader-style="dotted" style:leader-text="."/>
        </style:tab-stops>
      </style:paragraph-properties>
    </style:style>
    <style:style style:name="P21" style:family="paragraph" style:parent-style-name="Heading_20_2">
      <style:text-properties fo:font-weight="bold" style:font-weight-asian="bold" style:font-weight-complex="bold"/>
    </style:style>
    <style:style style:name="P22" style:family="paragraph" style:parent-style-name="Heading_20_1">
      <style:paragraph-properties>
        <style:tab-stops>
          <style:tab-stop style:position="6.6925in" style:type="right" style:leader-style="dotted" style:leader-text="."/>
        </style:tab-stops>
      </style:paragraph-properties>
    </style:style>
    <style:style style:name="P23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24" style:family="paragraph" style:parent-style-name="Standard">
      <style:text-properties fo:font-size="13pt" fo:font-weight="normal" style:font-size-asian="13pt" style:font-weight-asian="normal" style:font-size-complex="13pt" style:font-weight-complex="normal"/>
    </style:style>
    <style:style style:name="P25" style:family="paragraph" style:parent-style-name="Text_20_body" style:master-page-name="First_20_Page">
      <style:paragraph-properties fo:margin-left="0in" fo:margin-right="0in" fo:text-indent="0in" style:auto-text-indent="false" style:page-number="auto"/>
    </style:style>
    <style:style style:name="P26" style:family="paragraph" style:parent-style-name="Text_20_body">
      <style:paragraph-properties fo:background-color="#cccccc">
        <style:background-image/>
      </style:paragraph-properties>
    </style:style>
    <style:style style:name="P27" style:family="paragraph" style:parent-style-name="Text_20_body">
      <style:paragraph-properties fo:background-color="#cccccc">
        <style:background-image/>
      </style:paragraph-properties>
      <style:text-properties style:font-name="Courier New" fo:font-size="10pt" style:font-size-asian="10pt" style:font-size-complex="10pt"/>
    </style:style>
    <style:style style:name="P28" style:family="paragraph" style:parent-style-name="Contents_20_Heading" style:master-page-name="Standard">
      <style:paragraph-properties style:page-number="auto"/>
    </style:style>
    <style:style style:name="T1" style:family="text">
      <style:text-properties style:font-name="DejaVu Serif2" fo:font-size="10pt" fo:font-style="normal" style:font-size-asian="10pt" style:font-size-complex="10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0pt" fo:background-color="#cccccc" style:font-size-asian="10pt" style:font-size-complex="10pt"/>
    </style:style>
    <style:style style:name="T5" style:family="text">
      <style:text-properties style:font-name="Courier 10 Pitch" fo:font-size="10pt" fo:font-style="normal" style:font-size-asian="10pt" style:font-size-complex="10pt"/>
    </style:style>
    <style:style style:name="T6" style:family="text">
      <style:text-properties style:font-name="Courier New"/>
    </style:style>
    <style:style style:name="T7" style:family="text">
      <style:text-properties style:font-name="Courier New" fo:font-size="10pt" style:font-size-asian="10pt" style:font-size-complex="10pt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size="12pt" fo:font-weight="normal" style:font-size-asian="12pt" style:font-weight-asian="normal" style:font-size-complex="12pt" style:font-weight-complex="normal"/>
    </style:style>
    <style:style style:name="T10" style:family="text">
      <style:text-properties style:font-name="Courier New" fo:font-size="10pt" style:font-size-asian="10pt" style:font-size-complex="10pt"/>
    </style:style>
    <style:style style:name="T11" style:family="text">
      <style:text-properties style:font-name="Courier New" fo:font-size="10pt" fo:background-color="#cccccc" style:font-size-asian="10pt" style:font-size-complex="10pt"/>
    </style:style>
    <style:style style:name="T12" style:family="text">
      <style:text-properties fo:background-color="#cccccc"/>
    </style:style>
    <style:style style:name="fr1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<text:tab/><text:tab/><text:tab/></text:p>
      <text:p text:style-name="Text_20_body"/>
      <text:p text:style-name="Text_20_body"/>
      <text:p text:style-name="P16"><text:span text:style-name="T2">System Imager</text:span><text:line-break/></text:p>
      <text:p text:style-name="P15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row table:style-name="Tabela2.1">
          <table:table-cell table:style-name="Tabela2.A1" office:value-type="string">
            <text:p text:style-name="P5">Publicado / Revisado</text:p>
          </table:table-cell>
          <table:table-cell table:style-name="Tabela2.B1" office:value-type="string">
            <text:p text:style-name="P5">Versão</text:p>
          </table:table-cell>
          <table:table-cell table:style-name="Tabela2.B1" office:value-type="string">
            <text:p text:style-name="P5">Author</text:p>
          </table:table-cell>
          <table:table-cell table:style-name="Tabela2.D1" office:value-type="string">
            <text:p text:style-name="P5">Descrição (Alteração/Inserção/Remoção)</text:p>
          </table:table-cell>
        </table:table-row>
        <table:table-row table:style-name="Tabela2.1">
          <table:table-cell table:style-name="Tabela2.A2" office:value-type="string">
            <text:p text:style-name="P13">Publicado</text:p>
          </table:table-cell>
          <table:table-cell table:style-name="Tabela2.B2" office:value-type="float" office:value="1">
            <text:p text:style-name="P13">1</text:p>
          </table:table-cell>
          <table:table-cell table:style-name="Tabela2.C2" office:value-type="string">
            <text:p text:style-name="P13">Wagner</text:p>
          </table:table-cell>
          <table:table-cell table:style-name="Tabela2.D2" office:value-type="string">
            <text:p text:style-name="P13">Inserção</text:p>
          </table:table-cell>
        </table:table-row>
        <table:table-row table:style-name="Tabela2.1">
          <table:table-cell table:style-name="Tabela2.A2" office:value-type="string">
            <text:p text:style-name="P13"/>
          </table:table-cell>
          <table:table-cell table:style-name="Tabela2.C2" office:value-type="string">
            <text:p text:style-name="P13"/>
          </table:table-cell>
          <table:table-cell table:style-name="Tabela2.C2" office:value-type="string">
            <text:p text:style-name="P13"/>
          </table:table-cell>
          <table:table-cell table:style-name="Tabela2.D2" office:value-type="string">
            <text:p text:style-name="P14"/>
          </table:table-cell>
        </table:table-row>
        <table:table-row table:style-name="Tabela2.1">
          <table:table-cell table:style-name="Tabela2.A2" office:value-type="string">
            <text:p text:style-name="P13"/>
          </table:table-cell>
          <table:table-cell table:style-name="Tabela2.C2" office:value-type="string">
            <text:p text:style-name="P13"/>
          </table:table-cell>
          <table:table-cell table:style-name="Tabela2.C2" office:value-type="string">
            <text:p text:style-name="P13"/>
          </table:table-cell>
          <table:table-cell table:style-name="Tabela2.D2" office:value-type="string">
            <text:p text:style-name="P14"/>
          </table:table-cell>
        </table:table-row>
        <table:table-row table:style-name="Tabela2.1">
          <table:table-cell table:style-name="Tabela2.A5" office:value-type="string">
            <text:p text:style-name="P14"/>
          </table:table-cell>
          <table:table-cell table:style-name="Tabela2.B5" office:value-type="string">
            <text:p text:style-name="P14"/>
          </table:table-cell>
          <table:table-cell table:style-name="Tabela2.B5" office:value-type="string">
            <text:p text:style-name="P14"/>
          </table:table-cell>
          <table:table-cell table:style-name="Tabela2.D5" office:value-type="string">
            <text:p text:style-name="P14"/>
          </table:table-cell>
        </table:table-row>
      </table:table>
      <text:p text:style-name="Standard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table-of-content text:style-name="Sect1" text:protected="true" text:name="Sumário1">
        <text:table-of-content-source text:outline-level="10" text:use-index-source-styles="true">
          <text:index-title-template text:style-name="Contents_20_Heading">ÍNDICE</text:index-title-template>
          <text:table-of-content-entry-template text:outline-level="1" text:style-name="Heading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Heading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  <text:index-source-styles text:outline-level="1">
            <text:index-source-style text:style-name="Heading_20_1"/>
          </text:index-source-styles>
          <text:index-source-styles text:outline-level="3">
            <text:index-source-style text:style-name="Heading_20_2"/>
          </text:index-source-styles>
        </text:table-of-content-source>
        <text:index-body>
          <text:index-title text:style-name="Sect2" text:name="Sumário1_Head">
            <text:p text:style-name="P28">ÍNDICE</text:p>
          </text:index-title>
          <text:p text:style-name="P22">Instalacão<text:tab/>3</text:p>
          <text:p text:style-name="P20">Servidor Sala de Aula<text:tab/>3</text:p>
          <text:p text:style-name="P20">Cliente<text:tab/>3</text:p>
          <text:p text:style-name="P20">Servidor Web<text:tab/>3</text:p>
          <text:p text:style-name="P22">Sistema Local <text:s/><text:tab/>4</text:p>
        </text:index-body>
      </text:table-of-content>
      <text:p text:style-name="Standard"/>
      <text:p text:style-name="Heading_20_1"/>
      <text:p text:style-name="Standard"/>
      <text:p text:style-name="Standard"/>
      <text:p text:style-name="Standard"/>
      <text:p text:style-name="Standard"/>
      <text:p text:style-name="Heading_20_1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Heading_20_1"><text:soft-page-break/>Instalação</text:p>
      <text:p text:style-name="Heading_20_2">Servidor Sala de Aula</text:p>
      <text:p text:style-name="P17"><text:tab/>Primeiro crie a pasta /home/si</text:p>
      <text:p text:style-name="P17"/>
      <text:p text:style-name="P7"><text:tab/><text:span text:style-name="T6"><text:tab/># mkdir /home/si</text:span></text:p>
      <text:p text:style-name="P17"/>
      <text:p text:style-name="P17"><text:tab/>Extraia o arquivo Server.tar.bz2 dentro da pasta criada</text:p>
      <text:p text:style-name="P17"/>
      <text:p text:style-name="P6"><text:span text:style-name="T1"><text:tab/><text:tab/></text:span><text:span text:style-name="T5"># tar -xvjf Server.tar.bz2 -C /home/si/ </text:span></text:p>
      <text:p text:style-name="P17"/>
      <text:p text:style-name="P17"><text:tab/>Crie a pasta /home/systemimager e a pasta /home/systemimager/.logs</text:p>
      <text:p text:style-name="P17"/>
      <text:p text:style-name="P9"><text:tab/><text:tab/># mkdir -p /home/systemimager/.logs</text:p>
      <text:p text:style-name="P17"/>
      <text:p text:style-name="P17"><text:tab/>Instale o rsync, o dialog, o netcat e o Apache2</text:p>
      <text:p text:style-name="P17"/>
      <text:p text:style-name="P7"><text:tab/><text:tab/># apt-get install rsync dialog netcat apache2</text:p>
      <text:p text:style-name="P17"/>
      <text:p text:style-name="P17"><text:tab/>Extraia os arquivos download.tar.bz2 na pasta /var/www/</text:p>
      <text:p text:style-name="P17"/>
      <text:p text:style-name="P7"><text:tab/><text:tab/># tar -xvjf download.tar.bz2 -C /var/www</text:p>
      <text:p text:style-name="Standard"/>
      <text:p text:style-name="Standard"><text:tab/>Copie o arquivo si_daemon para /etc/init.d/ e de permissão de escrita</text:p>
      <text:p text:style-name="Standard"/>
      <text:p text:style-name="P8"><text:tab/><text:tab/><text:span text:style-name="T3"># cp si_daemon /etc/init.d/</text:span></text:p>
      <text:p text:style-name="P10"><text:tab/><text:tab/># chmod +x /etc/init.d/si_daemon</text:p>
      <text:p text:style-name="Standard"/>
      <text:p text:style-name="Standard"><text:tab/>Copie o arquivo rsyncd_server.conf para a pasta /etc/</text:p>
      <text:p text:style-name="Standard"/>
      <text:p text:style-name="P6"><text:tab/><text:tab/><text:span text:style-name="T7"># cp rsyncd_server.conf /etc/</text:span></text:p>
      <text:p text:style-name="P21">Cliente</text:p>
      <text:p text:style-name="P17"/>
      <text:p text:style-name="P17"><text:tab/>Baixe o arquivo cliente_daemon do servidor dentro da pasta /etc/init.d/</text:p>
      <text:p text:style-name="P17"/>
      <text:p text:style-name="P9"><text:tab/><text:tab/># wget 192.168.200.254/cliente_daemon -O /etc/init.d/cliente_daemon</text:p>
      <text:p text:style-name="P17"/>
      <text:p text:style-name="P17"><text:tab/>Altere a permissão de execucão e inicie o daemon</text:p>
      <text:p text:style-name="P17"/>
      <text:p text:style-name="P9"><text:tab/><text:tab/># chmod +x /etc/init.d/cliente_daemon</text:p>
      <text:p text:style-name="P18"/>
      <text:p text:style-name="P9"><text:tab/><text:tab/># /etc/init.d/cliente_daemon start</text:p>
      <text:p text:style-name="P17"/>
      <text:p text:style-name="P17"/>
      <text:p text:style-name="Heading_20_2">Servidor Web</text:p>
      <text:p text:style-name="Text_20_body"><text:tab/>Instalar o Apache2 e o ssh no servidor:</text:p>
      <text:p text:style-name="P11"><text:tab/><text:tab/><text:span text:style-name="T7"># apt-get install apache2 ssh</text:span></text:p>
      <text:p text:style-name="Text_20_body"><text:tab/>Instalar e Habilitar o Modulo php5 do apache2</text:p>
      <text:p text:style-name="P11"><text:tab/><text:tab/><text:span text:style-name="T7"># apt-get install libapache2-mod-php5</text:span></text:p>
      <text:p text:style-name="P12"><text:tab/><text:tab/># a2enmod php</text:p>
      <text:p text:style-name="Text_20_body"><text:tab/></text:p>
      <text:p text:style-name="Text_20_body"><text:soft-page-break/><text:tab/>Criar a pasta /var/www/SI</text:p>
      <text:p text:style-name="P11"><text:tab/><text:tab/><text:span text:style-name="T7"># mkdir /var/www/SI</text:span></text:p>
      <text:p text:style-name="Text_20_body"><text:tab/>Extrair o arquivo scripts_web.tar.bz2 na pasta /var/www/SI</text:p>
      <text:p text:style-name="P11"><text:tab/><text:tab/><text:span text:style-name="T7"># tar -xvjf scripts_web.tar.bz2 -C /var/www/SI</text:span></text:p>
      <text:p text:style-name="Text_20_body"><text:tab/>Extrair as paginas php do script webpages.tar.bz2 na pasta /var/www/SI</text:p>
      <text:p text:style-name="P11"><text:tab/><text:tab/><text:span text:style-name="T7"># tar -xvjf webpages.tar.bz2 -C /var/www/SI</text:span></text:p>
      <text:p text:style-name="Text_20_body"><text:tab/>Copiar as chaves ssh dos servidores de sala de aula para o servidor web acessar sem senha.</text:p>
      <text:p text:style-name="Heading_20_1">Sistema Local<text:tab/><text:tab/></text:p>
      <text:p text:style-name="P19">Baixar Imagens</text:p>
      <text:p text:style-name="Standard"><text:tab/>Para Baixar imagens nas estacões, selecione a opção “Baixar Imagens” <text:s/>no menu</text:p>
      <text:p text:style-name="Standard"><text:tab/>Aparecerá um menu com todos os cursos cadastrados, após selecionar o curso a ser enviado as máquinas serão ligadas automaticamente, e depois de um período de espera de 3 minutos, uma tela mostrará todas as máquinas ligadas e com o cliente_daemon rodando. Selecione as máquinas com a tecla espaco e tecle ENTER para aceitar. Em cada máquina aparecerá uma tela mostrando qual imagem está sendo recebida.</text:p>
      <text:p text:style-name="Standard"><text:tab/>Um log do Rsync é gerado em /tmp/rsync e um log é enviado para o servidor com o nome do ip da máquina .log dentro de /home/systemimager/.logs/NOMECURSO/</text:p>
      <text:p text:style-name="Standard"/>
      <text:p text:style-name="P19">Receber Imagens</text:p>
      <text:p text:style-name="Standard"><text:tab/>Para Receber Imagens no servidor, selecione a opção “Receber Imagens” <text:s/>no menu</text:p>
      <text:p text:style-name="Standard"><text:tab/>Aparecerá um menu com todos os cursos cadastrados, selecione o curso desejado e ao teclar ENTER todas as máquinas serão ligadas automaticamente, e após um período de 3 minutos, uma tela mostrará todas as máquinas ligadas e com o cliente_daemon rodando. Selecione as máquinas desejadas com a tecla espaco e tecle ENTER para aceitar. </text:p>
      <text:p text:style-name="Standard"><text:tab/>Um log é gerado dentro de /home/systemimager/.logs/relatorio.log</text:p>
      <text:p text:style-name="Standard"/>
      <text:p text:style-name="P19">Receber e Enviar</text:p>
      <text:p text:style-name="Standard"><text:tab/>Para receber uma imagem e em seguida enviar uma imagem, selecione a opção Receber e Enviar no menu.</text:p>
      <text:p text:style-name="Standard"><text:tab/>O programa solicitará qual curso será recebido e em seguida qual curso será enviado, ai selecionar, ele ligará as máquinas, e após 3 minutos você selecionará as máquinas, note que as máquinas escolhidas serão usadas para receber e enviar as imagens.</text:p>
      <text:p text:style-name="Standard"><text:tab/></text:p>
      <text:p text:style-name="P19">Enviar imagem específica para outras máquinas</text:p>
      <text:p text:style-name="P19"><text:tab/><text:span text:style-name="T9">Para enviar uma imagem específica de um curso específico para mais de uma máquina, selecione no menu “Enviar apenas uma imagem para toda sala”</text:span></text:p>
      <text:p text:style-name="P23"><text:tab/>O programa solicitará o curso e então depois a imagem, confirme com a tecla ENTER.</text:p>
      <text:p text:style-name="P23"/>
      <text:p text:style-name="Standard">Criar Imagem Golden</text:p>
      <text:p text:style-name="Standard"><text:tab/>Para criar uma imagem Golden, selecione a opção “Criar Imagem Golden” no menu</text:p>
      <text:p text:style-name="Standard"><text:tab/>O programa solicitará um nome para a Imagem.</text:p>
      <text:p text:style-name="Standard"><text:tab/>Aparecerá um menu com as máquinas ligadas e com o cliente_daemon rodando, note que apenas uma máquina pode ser escolhida para gerar a Golden.</text:p>
      <text:p text:style-name="Standard"/>
      <text:p text:style-name="P19"><text:soft-page-break/>Criar Curso</text:p>
      <text:p text:style-name="Standard"><text:tab/>Para criar um novo curso, selecione a opção “Criar Curso” no menu.</text:p>
      <text:p text:style-name="Standard"><text:tab/>O programa solicitará o código do curso, o nome do instrutor e o período das aulas.</text:p>
      <text:p text:style-name="Standard"><text:tab/>Então será solicitado a rede da sala de aula (Padrão 192.168.200) e o range das máquinas 1-12 ou 1-10.</text:p>
      <text:p text:style-name="P19">Remover Curso</text:p>
      <text:p text:style-name="P19"><text:tab/><text:span text:style-name="T8">Para remover um curso ou uma imagem Golden, selecione a opção “Remover Curso” no menu.</text:span></text:p>
      <text:p text:style-name="P24"><text:tab/>O programa mostrará um menu com os cursos disponíveis, selecione o desejado e tecle ENTER, confirme com a tecla ENTER e o curso será removido.</text:p>
      <text:p text:style-name="P24"/>
      <text:p text:style-name="Heading_20_1">Sistema Antigo</text:p>
      <text:p text:style-name="Text_20_body"><text:tab/>Caso seja necessário utilizar o sistema antigo (system imager), deve-se parar o daemon no servidor chamado dracula e iniciar o daemon do systemimager:</text:p>
      <text:p text:style-name="P11"><text:tab/><text:span text:style-name="T7"># /etc/init.d/dracula stop</text:span></text:p>
      <text:p text:style-name="P12"><text:tab/># /etc/init.d/systemimager-server-rsyncd start</text:p>
      <text:p text:style-name="Text_20_body"/>
      <text:p text:style-name="Heading_20_1">Cursos Antigos</text:p>
      <text:p text:style-name="Text_20_body"><text:tab/>Caso um curso tenha sido criado pelo systemimager e deseja-se incluí-lo no Dracula, basta editar o arquivo /home/instrutor/.codcursos e procurar pela linha do curso desejado, então copie a linha para o arquivo /home/systemimager/.codcursos.</text:p>
      <text:p text:style-name="Text_20_body"/>
      <text:p text:style-name="Heading_20_2">Golden</text:p>
      <text:p text:style-name="Text_20_body"><text:tab/>Caso seja necessário copiar uma golden do systemimager para o Dracula, acrescente uma linha no arquivo /home/systemimager/.codcursos da seguinte maneira:</text:p>
      <text:p text:style-name="P12"><text:tab/>DebianGnome Golden</text:p>
      <text:p text:style-name="P12"><text:tab/>Pentaho Golden</text:p>
      <text:p text:style-name="P12"><text:tab/>Zabbix Golden</text:p>
      <text:p text:style-name="Text_20_body"/>
      <text:p text:style-name="Text_20_body">e assim sucessivamente, basta colocar o nome da imagem golden, um espaco e a palavra Golden.</text:p>
      <text:p text:style-name="Heading_20_1">Problemas conhecidos:</text:p>
      <text:p text:style-name="Text_20_body"><text:tab/>Por alguma razão ainda desconhecida, as vezes o programa não consegue determinar o ip da máquina, gerando um erro na hora de baixar as imagens para a estação, mostrando a mensagem de erro na tela “Index out of range”. Nesses casos é necessário executar manualmente o script <text:span text:style-name="T11">/home/si/download.py</text:span> na estação com problem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StarSymbol" svg:font-family="StarSymbol" style:font-charset="x-symbol"/>
    <style:font-face style:name="OpenSymbol" svg:font-family="OpenSymbol"/>
    <style:font-face style:name="Liberation.sans" svg:font-family="Liberation.sans" style:font-family-generic="swiss"/>
    <style:font-face style:name="Courier 10 Pitch" svg:font-family="'Courier 10 Pitch'" style:font-pitch="fixed"/>
    <style:font-face style:name="Courier New" svg:font-family="'Courier New'" style:font-family-generic="modern" style:font-pitch="fixed"/>
    <style:font-face style:name="DejaVu Serif1" svg:font-family="'DejaVu Serif'" style:font-family-generic="roman" style:font-pitch="variable"/>
    <style:font-face style:name="DejaVu Serif2" svg:font-family="'DejaVu Serif'" style:font-adornments="Book" style:font-family-generic="roman" style:font-pitch="variable"/>
    <style:font-face style:name="DejaVu Serif" svg:font-family="'DejaVu Serif'" style:font-adornments="Negrito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adornments="Negrito" style:font-family-generic="swiss" style:font-pitch="variable"/>
    <style:font-face style:name="Nimbus Sans L" svg:font-family="'Nimbus Sans L'" style:font-family-generic="swiss" style:font-pitch="variable"/>
    <style:font-face style:name="Verdana" svg:font-family="Verdana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pt" fo:country="BR" style:letter-kerning="true" style:font-name-asian="DejaVu Sans1" style:font-size-asian="10.5pt" style:language-asian="zxx" style:country-asian="none" style:font-name-complex="DejaVu Sans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Title" style:family="paragraph" style:parent-style-name="Standard" style:next-style-name="Text_20_body" style:class="chapter">
      <style:paragraph-properties fo:margin-top="0.1665in" fo:margin-bottom="0.0835in" fo:keep-with-next="always"/>
      <style:text-properties style:font-name="Nimbus Sans L" fo:font-size="14pt" style:font-name-asian="DejaVu Sans1" style:font-size-asian="14pt" style:font-name-complex="DejaVu Sans1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_34_Linux_20_Corpo_20_de_20_texto" style:display-name="4Linux Corpo de texto" style:family="paragraph" style:master-page-name="">
      <style:paragraph-properties fo:margin-left="0in" fo:margin-right="0in" fo:margin-top="0.0783in" fo:margin-bottom="0.0783in" fo:line-height="150%" fo:text-align="justify" style:justify-single-word="false" fo:text-indent="0.5902in" style:auto-text-indent="false" style:page-number="auto" fo:background-color="transparent" style:shadow="none" text:number-lines="false" text:line-number="0">
        <style:tab-stops/>
        <style:background-image/>
      </style:paragraph-properties>
      <style:text-properties style:font-name="DejaVu Serif1" fo:font-size="10pt" fo:font-style="normal" fo:font-weight="normal" style:font-size-asian="10pt" style:font-weight-asian="normal" style:font-size-complex="10pt" style:font-weight-complex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_34_Linux_20_Índice_20_Título" style:display-name="4Linux Índice Título" style:family="paragraph" style:parent-style-name="Title">
      <style:paragraph-properties fo:margin-top="0.1965in" fo:margin-bottom="0.1965in"/>
      <style:text-properties style:font-name="DejaVu Serif" fo:font-size="20pt"/>
    </style:style>
    <style:style style:name="Contents_20_1" style:display-name="Contents 1" style:family="paragraph" style:parent-style-name="Index" style:class="index">
      <style:paragraph-properties fo:margin-left="0in" fo:margin-right="0in" fo:margin-top="0.1575in" fo:margin-bottom="0in" fo:line-height="150%" fo:text-indent="0in" style:auto-text-indent="false">
        <style:tab-stops>
          <style:tab-stop style:position="6.6925in" style:type="right" style:leader-style="dotted" style:leader-text="."/>
        </style:tab-stops>
      </style:paragraph-properties>
      <style:text-properties style:font-name="DejaVu Serif2" fo:font-size="11pt"/>
    </style:style>
    <style:style style:name="Contents_20_2" style:display-name="Contents 2" style:family="paragraph" style:parent-style-name="Index" style:class="index">
      <style:paragraph-properties fo:margin-left="0.1965in" fo:margin-right="0in" fo:line-height="150%" fo:text-indent="0in" style:auto-text-indent="false">
        <style:tab-stops>
          <style:tab-stop style:position="6.4957in" style:type="right" style:leader-style="dotted" style:leader-text="."/>
        </style:tab-stops>
      </style:paragraph-properties>
      <style:text-properties style:font-name="DejaVu Serif2" fo:font-size="11pt"/>
    </style:style>
    <style:style style:name="_34_Linux_20_Título_20_1_20_Capítulo" style:display-name="4Linux Título 1 Capítulo" style:family="paragraph" style:parent-style-name="Title" style:next-style-name="_34_Linux_20_Corpo_20_de_20_texto" style:default-outline-level="1" style:master-page-name="">
      <style:paragraph-properties fo:margin-top="1.9689in" fo:margin-bottom="0.7874in" fo:line-height="200%" style:page-number="auto"/>
      <style:text-properties style:font-name="DejaVu Sans" fo:font-size="24pt"/>
    </style:style>
    <style:style style:name="_34_Linux_20_Título_20_2_20_Tópico" style:display-name="4Linux Título 2 Tópico" style:family="paragraph" style:parent-style-name="Title" style:next-style-name="_34_Linux_20_Corpo_20_de_20_texto" style:default-outline-level="2" style:master-page-name="">
      <style:paragraph-properties fo:margin-top="0.3937in" fo:margin-bottom="0.2756in" style:page-number="auto" fo:background-color="transparent">
        <style:tab-stops/>
        <style:background-image/>
      </style:paragraph-properties>
      <style:text-properties style:font-name="DejaVu Sans"/>
    </style:style>
    <style:style style:name="_34_Linux_20_Lista_20_Itenizada" style:display-name="4Linux Lista Itenizada" style:family="paragraph" style:parent-style-name="_34_Linux_20_Corpo_20_de_20_texto" style:list-style-name="_34_Linux_20_Lista_20_com_20_subníveis">
      <style:paragraph-properties fo:margin-top="0.0398in" fo:margin-bottom="0.0398in" fo:line-height="120%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Heading" style:family="paragraph">
      <style:paragraph-properties fo:margin-top="0.0555in" fo:margin-bottom="0.0555in" fo:text-align="center" style:justify-single-word="false" fo:orphans="2" fo:widows="2" fo:keep-with-next="always"/>
      <style:text-properties style:use-window-font-color="true" style:font-name="Verdana" fo:font-size="9pt" fo:language="en" fo:country="US" fo:font-weight="bold" style:font-name-asian="Arial" style:font-size-asian="9pt" style:font-weight-asian="bold" style:font-name-complex="Times New Roman" style:font-size-complex="10pt" style:language-complex="ar" style:country-complex="SA"/>
    </style:style>
    <style:style style:name="TableText" style:family="paragraph">
      <style:paragraph-properties fo:margin-top="0.0138in" fo:margin-bottom="0.0138in" fo:orphans="2" fo:widows="2"/>
      <style:text-properties style:use-window-font-color="true" style:font-name="Verdana" fo:font-size="9pt" fo:language="en" fo:country="US" style:font-name-asian="Arial" style:font-size-asian="9pt" style:font-name-complex="Arial" style:font-size-complex="9pt" style:language-complex="ar" style:country-complex="SA"/>
    </style:style>
    <style:style style:name="Heading_20_1" style:display-name="Heading 1" style:family="paragraph" style:parent-style-name="Title" style:next-style-name="Text_20_body" style:class="text">
      <style:text-properties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class="text">
      <style:paragraph-properties fo:margin-left="0.0193in" fo:margin-right="0in" fo:text-indent="0in" style:auto-text-indent="false"/>
      <style:text-properties fo:font-size="12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Heading" style:display-name="Contents Heading" style:family="paragraph" style:parent-style-name="Title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2992in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 fo:background-color="transparent" style:background-transparency="100%" style:shadow="none">
        <style:background-image/>
        <style:columns fo:column-count="1" fo:column-gap="0in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_34_Linux_20_Lista_20_com_20_subníveis" style:display-name="4Linux Lista com subníveis">
      <text:list-level-style-bullet text:level="1" text:style-name="Bullet_20_Symbols" style:num-suffix=")" text:bullet-char="•">
        <style:list-level-properties/>
        <style:text-properties style:font-name="StarSymbol"/>
      </text:list-level-style-bullet>
      <text:list-level-style-bullet text:level="2" text:style-name="Bullet_20_Symbols" style:num-suffix=")" text:bullet-char="•">
        <style:list-level-properties/>
        <style:text-properties style:font-name="StarSymbol"/>
      </text:list-level-style-bullet>
      <text:list-level-style-bullet text:level="3" text:style-name="Bullet_20_Symbols" style:num-suffix=")" text:bullet-char="•">
        <style:list-level-properties/>
        <style:text-properties style:font-name="StarSymbol"/>
      </text:list-level-style-bullet>
      <text:list-level-style-bullet text:level="4" text:style-name="Bullet_20_Symbols" style:num-suffix=")" text:bullet-char="•">
        <style:list-level-properties/>
        <style:text-properties style:font-name="StarSymbol"/>
      </text:list-level-style-bullet>
      <text:list-level-style-bullet text:level="5" text:style-name="Bullet_20_Symbols" style:num-suffix=")" text:bullet-char="•">
        <style:list-level-properties/>
        <style:text-properties style:font-name="StarSymbol"/>
      </text:list-level-style-bullet>
      <text:list-level-style-bullet text:level="6" text:style-name="Bullet_20_Symbols" style:num-suffix=")" text:bullet-char="•">
        <style:list-level-properties/>
        <style:text-properties style:font-name="StarSymbol"/>
      </text:list-level-style-bullet>
      <text:list-level-style-bullet text:level="7" text:style-name="Bullet_20_Symbols" style:num-suffix=")" text:bullet-char="•">
        <style:list-level-properties/>
        <style:text-properties style:font-name="StarSymbol"/>
      </text:list-level-style-bullet>
      <text:list-level-style-bullet text:level="8" text:style-name="Bullet_20_Symbols" style:num-suffix=")" text:bullet-char="•">
        <style:list-level-properties/>
        <style:text-properties style:font-name="StarSymbol"/>
      </text:list-level-style-bullet>
      <text:list-level-style-bullet text:level="9" text:style-name="Bullet_20_Symbols" style:num-suffix=")" text:bullet-char="•">
        <style:list-level-properties/>
        <style:text-properties style:font-name="StarSymbol"/>
      </text:list-level-style-bullet>
      <text:list-level-style-bullet text:level="10" text:style-name="Bullet_20_Symbols" style:num-suffix=")" text:bullet-char="•">
        <style:list-level-properties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MP2" style:family="paragraph" style:parent-style-name="Header">
      <style:paragraph-properties fo:text-align="start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MP3" style:family="paragraph" style:parent-style-name="Header">
      <style:paragraph-properties fo:text-align="start" style:justify-single-word="false"/>
      <style:text-properties fo:font-size="9pt" style:font-size-asian="9pt" style:font-size-complex="9pt"/>
    </style:style>
    <style:style style:name="MP4" style:family="paragraph" style:parent-style-name="Footer">
      <style:paragraph-properties fo:text-align="center" style:justify-single-word="false"/>
      <style:text-properties style:font-name="Liberation.sans" fo:font-size="9pt" style:font-size-asian="9pt" style:font-size-complex="9pt"/>
    </style:style>
    <style:style style:name="Mfr1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5902in" fo:margin-left="0.5902in" fo:margin-right="0.3937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style:dynamic-spacing="false"/>
      </style:header-style>
      <style:footer-style>
        <style:header-footer-properties fo:min-height="0.3929in" fo:margin-left="0in" fo:margin-right="0in" fo:margin-top="0.1965in" style:dynamic-spacing="false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MP1"><draw:frame draw:style-name="Mfr1" draw:name="figura1" text:anchor-type="paragraph" svg:x="5.4819in" svg:y="0.052in" svg:width="1.7811in" svg:height="0.5146in" draw:z-index="0"><draw:image xlink:href="Pictures/100002010000018A00000071C669B775.png" xlink:type="simple" xlink:show="embed" xlink:actuate="onLoad"/></draw:frame></text:p>
        <text:p text:style-name="MP2"><text:s text:c="35"/>DOCUMENTO DO SUPORTE 4LINUX</text:p>
        <text:p text:style-name="MP3"/>
      </style:header>
      <style:footer>
        <text:p text:style-name="MP4">www.4linux.com.br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Gabriela Dias</meta:initial-creator>
    <meta:creation-date>2010-06-28T13:30:40</meta:creation-date>
    <dc:date>2010-08-10T09:06:01</dc:date>
    <meta:editing-duration>PT02H39M22S</meta:editing-duration>
    <meta:editing-cycles>19</meta:editing-cycles>
    <meta:generator>OpenOffice.org/3.2$Unix OpenOffice.org_project/320m19$Build-9505</meta:generator>
    <meta:document-statistic meta:table-count="1" meta:image-count="1" meta:object-count="0" meta:page-count="5" meta:paragraph-count="96" meta:word-count="849" meta:character-count="5500"/>
  </office:meta>
</office:document-meta>
</file>